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10000008974168E18BF01CA8A.jpg" manifest:media-type="image/jpeg"/>
  <manifest:file-entry manifest:full-path="Pictures/100000000000018200000082B139C74E67191D4C.png" manifest:media-type="image/png"/>
  <manifest:file-entry manifest:full-path="Pictures/10000000000001AE000000755839AD38D7485700.png" manifest:media-type="image/png"/>
  <manifest:file-entry manifest:full-path="Pictures/100000000000016B0000008B412BF53BB5F9195A.jpg" manifest:media-type="image/jpeg"/>
  <manifest:file-entry manifest:full-path="Pictures/100000000000009100000048C9C039359EC528F7.png" manifest:media-type="image/png"/>
  <manifest:file-entry manifest:full-path="Pictures/100000000000011A000000B30A0831AFBB4D8D81.png" manifest:media-type="image/png"/>
  <manifest:file-entry manifest:full-path="Pictures/100000000000012C000000A8C275CEAFF0F27EE0.png" manifest:media-type="image/png"/>
  <manifest:file-entry manifest:full-path="Pictures/100000000000011D000000B1264A8B16769A3DF5.png" manifest:media-type="image/png"/>
  <manifest:file-entry manifest:full-path="Pictures/10000000000001AC000000767205CBCC862DA647.png" manifest:media-type="image/png"/>
  <manifest:file-entry manifest:full-path="Pictures/10000000000001BF000000712D5DFF8A9CAFE3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37cm" svg:height="4.444cm" svg:x="17.59cm" svg:y="6.859cm">
          <draw:image xlink:href="Pictures/100000000000012C000000A8C275CEAFF0F27EE0.png" xlink:type="simple" xlink:show="embed" xlink:actuate="onLoad">
            <text:p/>
          </draw:image>
        </draw:frame>
        <draw:frame draw:style-name="gr1" draw:text-style-name="P1" draw:layer="layout" svg:width="7.54cm" svg:height="4.682cm" svg:x="10.367cm" svg:y="2.938cm">
          <draw:image xlink:href="Pictures/100000000000011D000000B1264A8B16769A3DF5.png" xlink:type="simple" xlink:show="embed" xlink:actuate="onLoad">
            <text:p/>
          </draw:image>
        </draw:frame>
        <draw:frame draw:style-name="gr1" draw:text-style-name="P1" draw:layer="layout" svg:width="11.323cm" svg:height="3.121cm" svg:x="16.363cm" svg:y="3.991cm">
          <draw:image xlink:href="Pictures/10000000000001AC000000767205CBCC862DA647.png" xlink:type="simple" xlink:show="embed" xlink:actuate="onLoad">
            <text:p/>
          </draw:image>
        </draw:frame>
        <draw:frame draw:style-name="gr1" draw:text-style-name="P1" draw:layer="layout" svg:width="11.826cm" svg:height="2.989cm" svg:x="16.002cm" svg:y="11.743cm">
          <draw:image xlink:href="Pictures/10000000000001BF000000712D5DFF8A9CAFE3A0.png" xlink:type="simple" xlink:show="embed" xlink:actuate="onLoad">
            <text:p/>
          </draw:image>
        </draw:frame>
        <draw:frame draw:style-name="gr1" draw:text-style-name="P1" draw:layer="layout" svg:width="3.835cm" svg:height="1.904cm" svg:x="8.23cm" svg:y="13.081cm">
          <draw:image xlink:href="Pictures/100000000000009100000048C9C039359EC528F7.png" xlink:type="simple" xlink:show="embed" xlink:actuate="onLoad">
            <text:p/>
          </draw:image>
        </draw:frame>
        <draw:frame draw:style-name="gr1" draw:text-style-name="P1" draw:layer="layout" svg:width="7.46cm" svg:height="4.735cm" svg:x="1.524cm" svg:y="3.556cm">
          <draw:image xlink:href="Pictures/100000000000011A000000B30A0831AFBB4D8D81.png" xlink:type="simple" xlink:show="embed" xlink:actuate="onLoad">
            <text:p/>
          </draw:image>
        </draw:frame>
        <draw:frame draw:style-name="gr1" draw:text-style-name="P1" draw:layer="layout" svg:width="9.603cm" svg:height="3.677cm" svg:x="1.524cm" svg:y="8.515cm">
          <draw:image xlink:href="Pictures/100000000000016B0000008B412BF53BB5F9195A.jpg" xlink:type="simple" xlink:show="embed" xlink:actuate="onLoad">
            <text:p/>
          </draw:image>
        </draw:frame>
        <draw:frame draw:style-name="gr1" draw:text-style-name="P1" draw:layer="layout" svg:width="11.376cm" svg:height="3.095cm" svg:x="14.605cm" svg:y="16.002cm">
          <draw:image xlink:href="Pictures/10000000000001AE000000755839AD38D7485700.png" xlink:type="simple" xlink:show="embed" xlink:actuate="onLoad">
            <text:p/>
          </draw:image>
        </draw:frame>
        <draw:frame draw:style-name="gr1" draw:text-style-name="P1" draw:layer="layout" svg:width="10.212cm" svg:height="3.439cm" svg:x="0.635cm" svg:y="17.145cm">
          <draw:image xlink:href="Pictures/100000000000018200000082B139C74E67191D4C.png" xlink:type="simple" xlink:show="embed" xlink:actuate="onLoad">
            <text:p/>
          </draw:image>
        </draw:frame>
        <draw:frame draw:style-name="gr1" draw:text-style-name="P1" draw:layer="layout" svg:width="9.762cm" svg:height="3.624cm" svg:x="3.429cm" svg:y="0.635cm">
          <draw:image xlink:href="Pictures/10000000000001710000008974168E18BF01CA8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2_20_Dots_20_3_20_Dashes" svg:stroke-width="0.102cm" svg:stroke-color="#80808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1-08T17:31:00.854325507</meta:creation-date>
    <dc:date>2016-11-08T22:56:19.711262226</dc:date>
    <dc:creator>and </dc:creator>
    <meta:editing-duration>PT15M8S</meta:editing-duration>
    <meta:editing-cycles>3</meta:editing-cycles>
    <meta:generator>LibreOffice/5.0.6.2$Linux_X86_64 LibreOffice_project/00m0$Build-2</meta:generator>
    <meta:document-statistic meta:object-count="10"/>
  </office:meta>
</office:document-meta>
</file>